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8.69pt"/>
    </style:style>
    <style:style style:name="co2" style:family="table-column">
      <style:table-column-properties fo:break-before="auto" style:column-width="292.79pt"/>
    </style:style>
    <style:style style:name="co3" style:family="table-column">
      <style:table-column-properties fo:break-before="auto" style:column-width="362.01pt"/>
    </style:style>
    <style:style style:name="co4" style:family="table-column">
      <style:table-column-properties fo:break-before="auto" style:column-width="316.74pt"/>
    </style:style>
    <style:style style:name="co5" style:family="table-column">
      <style:table-column-properties fo:break-before="auto" style:column-width="364.65pt"/>
    </style:style>
    <style:style style:name="co6" style:family="table-column">
      <style:table-column-properties fo:break-before="auto" style:column-width="378pt"/>
    </style:style>
    <style:style style:name="co7" style:family="table-column">
      <style:table-column-properties fo:break-before="auto" style:column-width="274.14pt"/>
    </style:style>
    <style:style style:name="co8" style:family="table-column">
      <style:table-column-properties fo:break-before="auto" style:column-width="306.11pt"/>
    </style:style>
    <style:style style:name="co9" style:family="table-column">
      <style:table-column-properties fo:break-before="auto" style:column-width="271.5pt"/>
    </style:style>
    <style:style style:name="co10" style:family="table-column">
      <style:table-column-properties fo:break-before="auto" style:column-width="279.5pt"/>
    </style:style>
    <style:style style:name="co11" style:family="table-column">
      <style:table-column-properties fo:break-before="auto" style:column-width="385.94pt"/>
    </style:style>
    <style:style style:name="co12" style:family="table-column">
      <style:table-column-properties fo:break-before="auto" style:column-width="404.59pt"/>
    </style:style>
    <style:style style:name="co13" style:family="table-column">
      <style:table-column-properties fo:break-before="auto" style:column-width="275.81pt"/>
    </style:style>
    <style:style style:name="co14" style:family="table-column">
      <style:table-column-properties fo:break-before="auto" style:column-width="484.44pt"/>
    </style:style>
    <style:style style:name="co15" style:family="table-column">
      <style:table-column-properties fo:break-before="auto" style:column-width="299pt"/>
    </style:style>
    <style:style style:name="co16" style:family="table-column">
      <style:table-column-properties fo:break-before="auto" style:column-width="276.8pt"/>
    </style:style>
    <style:style style:name="co17" style:family="table-column">
      <style:table-column-properties fo:break-before="auto" style:column-width="64.01pt"/>
    </style:style>
    <style:style style:name="ro1" style:family="table-row">
      <style:table-row-properties style:row-height="57.66pt" fo:break-before="auto" style:use-optimal-row-height="false"/>
    </style:style>
    <style:style style:name="ro2" style:family="table-row">
      <style:table-row-properties style:row-height="28.35pt" fo:break-before="auto" style:use-optimal-row-height="false"/>
    </style:style>
    <style:style style:name="ro3" style:family="table-row">
      <style:table-row-properties style:row-height="29.85pt" fo:break-before="auto" style:use-optimal-row-height="false"/>
    </style:style>
    <style:style style:name="ro4" style:family="table-row">
      <style:table-row-properties style:row-height="21.71pt" fo:break-before="auto" style:use-optimal-row-height="false"/>
    </style:style>
    <style:style style:name="ro5" style:family="table-row">
      <style:table-row-properties style:row-height="31.21pt" fo:break-before="auto" style:use-optimal-row-height="false"/>
    </style:style>
    <style:style style:name="ro6" style:family="table-row">
      <style:table-row-properties style:row-height="28.46pt" fo:break-before="auto" style:use-optimal-row-height="false"/>
    </style:style>
    <style:style style:name="ro7" style:family="table-row">
      <style:table-row-properties style:row-height="27.1pt" fo:break-before="auto" style:use-optimal-row-height="false"/>
    </style:style>
    <style:style style:name="ro8" style:family="table-row">
      <style:table-row-properties style:row-height="36.6pt" fo:break-before="auto" style:use-optimal-row-height="false"/>
    </style:style>
    <style:style style:name="ro9" style:family="table-row">
      <style:table-row-properties style:row-height="46.09pt" fo:break-before="auto" style:use-optimal-row-height="false"/>
    </style:style>
    <style:style style:name="ro10" style:family="table-row">
      <style:table-row-properties style:row-height="32.54pt" fo:break-before="auto" style:use-optimal-row-height="false"/>
    </style:style>
    <style:style style:name="ro11" style:family="table-row">
      <style:table-row-properties style:row-height="25.74pt" fo:break-before="auto" style:use-optimal-row-height="false"/>
    </style:style>
    <style:style style:name="ro12" style:family="table-row">
      <style:table-row-properties style:row-height="39.29pt" fo:break-before="auto" style:use-optimal-row-height="false"/>
    </style:style>
    <style:style style:name="ro13" style:family="table-row">
      <style:table-row-properties style:row-height="20.35pt" fo:break-before="auto" style:use-optimal-row-height="false"/>
    </style:style>
    <style:style style:name="ro1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vertical-align="middle"/>
      <style:paragraph-properties fo:text-align="center" fo:margin-left="0pt"/>
      <style:text-properties fo:font-size="20pt" fo:font-weight="bold" style:font-size-asian="20pt" style:font-weight-asian="bold" style:font-size-complex="20pt" style:font-weight-complex="bold"/>
    </style:style>
  </office:automatic-styles>
  <office:body>
    <office:spreadsheet>
      <table:calculation-settings table:automatic-find-labels="false" table:use-regular-expressions="false" table:use-wildcards="true"/>
      <table:table table:name="Record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1008" table:default-cell-style-name="Default"/>
        <table:table-row table:style-name="ro1">
          <table:table-cell table:style-name="ce3" office:value-type="string" calcext:value-type="string">
            <text:p>JOB TITLE</text:p>
          </table:table-cell>
          <table:table-cell table:style-name="ce3" office:value-type="string" calcext:value-type="string">
            <text:p>COMPANY NAME</text:p>
          </table:table-cell>
          <table:table-cell table:style-name="ce3" office:value-type="string" calcext:value-type="string">
            <text:p>VACANCY</text:p>
          </table:table-cell>
          <table:table-cell table:style-name="ce3" office:value-type="string" calcext:value-type="string">
            <text:p>JOB RESPONSIBILITIES</text:p>
          </table:table-cell>
          <table:table-cell table:style-name="ce3" office:value-type="string" calcext:value-type="string">
            <text:p>JOB CONTEXT</text:p>
          </table:table-cell>
          <table:table-cell table:style-name="ce3" office:value-type="string" calcext:value-type="string">
            <text:p>EMPLOYMENT STATUS</text:p>
          </table:table-cell>
          <table:table-cell table:style-name="ce3" office:value-type="string" calcext:value-type="string">
            <text:p>EXPERIENCE</text:p>
          </table:table-cell>
          <table:table-cell table:style-name="ce3" office:value-type="string" calcext:value-type="string">
            <text:p>GENDER</text:p>
          </table:table-cell>
          <table:table-cell table:style-name="ce3" office:value-type="string" calcext:value-type="string">
            <text:p>AGE</text:p>
          </table:table-cell>
          <table:table-cell table:style-name="ce3" office:value-type="string" calcext:value-type="string">
            <text:p>JOB LOCATION</text:p>
          </table:table-cell>
          <table:table-cell table:style-name="ce3" office:value-type="string" calcext:value-type="string">
            <text:p>EDUCATIONAL REQUIREMENTS</text:p>
          </table:table-cell>
          <table:table-cell table:style-name="ce3" office:value-type="string" calcext:value-type="string">
            <text:p>ADDITIONAL REQUIREMENTS</text:p>
          </table:table-cell>
          <table:table-cell table:style-name="ce3" office:value-type="string" calcext:value-type="string">
            <text:p>SALARY</text:p>
          </table:table-cell>
          <table:table-cell table:style-name="ce3" office:value-type="string" calcext:value-type="string">
            <text:p>COMPENSATION &amp; AND OTHER BENEFITS</text:p>
          </table:table-cell>
          <table:table-cell table:style-name="ce3" office:value-type="string" calcext:value-type="string">
            <text:p>PUBLISHED ON</text:p>
          </table:table-cell>
          <table:table-cell table:style-name="ce3" office:value-type="string" calcext:value-type="string">
            <text:p>APPLICATION DEADLINE</text:p>
          </table:table-cell>
          <table:table-cell table:style-name="ce3" table:number-columns-repeated="1008"/>
        </table:table-row>
        <table:table-row table:style-name="ro2">
          <table:table-cell office:value-type="string" calcext:value-type="string">
            <text:p>Laravel Developer</text:p>
          </table:table-cell>
          <table:table-cell office:value-type="string" calcext:value-type="string">
            <text:p>CloudCoder Limited </text:p>
          </table:table-cell>
          <table:table-cell office:value-type="string" calcext:value-type="string">
            <text:p/>
            <text:p>                                                                03</text:p>
            <text:p>                                                                </text:p>
          </table:table-cell>
          <table:table-cell office:value-type="string" calcext:value-type="string">
            <text:p/>
            <text:p>Software Development</text:p>
            <text:p>Hands-on experience with HTML CSS (SASS) is a must</text:p>
            <text:p>Responsive design</text:p>
            <text:p>Git &amp; Version control</text:p>
            <text:p>Integrating third party APIs &amp; Web-services is essential</text:p>
            <text:p>Familiarity with REST APIs, JSON</text:p>
            <text:p>Including OOP php (Laravel), Ajax, JavaScript, jQuery, MySQL (Standard coding convention)</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2 year(s)</text:p>
            <text:p>                                                                    </text:p>
          </table:table-cell>
          <table:table-cell office:value-type="string" calcext:value-type="string">
            <text:p/>
            <text:p>Â Only males are allowed to apply</text:p>
            <text:p>                                                                    </text:p>
          </table:table-cell>
          <table:table-cell office:value-type="string" calcext:value-type="string">
            <text:p/>
            <text:p>Â Age 23 to 32 years</text:p>
            <text:p>                                                                    </text:p>
          </table:table-cell>
          <table:table-cell office:value-type="string" calcext:value-type="string">
            <text:p/>
            <text:p>Â Anywhere in Bangladesh</text:p>
            <text:p>                                                                    </text:p>
          </table:table-cell>
          <table:table-cell office:value-type="string" calcext:value-type="string">
            <text:p/>
            <text:p>Bachelor in Engineering (BEngg)</text:p>
            <text:p>Skills Required:  Laravel Framework, Angular, Angular.js, Laravel, Laravel Development, NodeJS</text:p>
            <text:p/>
          </table:table-cell>
          <table:table-cell office:value-type="string" calcext:value-type="string">
            <text:p/>
            <text:p>Age 23 to 32 years </text:p>
            <text:p>Only males are allowed to apply</text:p>
            <text:p/>
          </table:table-cell>
          <table:table-cell office:value-type="string" calcext:value-type="string">
            <text:p/>
            <text:p>Â Negotiable</text:p>
            <text:p>                                                                    </text:p>
          </table:table-cell>
          <table:table-cell office:value-type="string" calcext:value-type="string">
            <text:p/>
            <text:p>Lunch Facilities: Partially SubsidizeSalary Review: YearlyFestival Bonus: 2</text:p>
            <text:p/>
          </table:table-cell>
          <table:table-cell office:value-type="string" calcext:value-type="string">
            <text:p/>
            <text:p>Â Oct 9, 2019</text:p>
            <text:p>                                                                        </text:p>
          </table:table-cell>
          <table:table-cell office:value-type="string" calcext:value-type="string">
            <text:p/>
            <text:p>Â Nov 6, 2019</text:p>
            <text:p>                                                                        </text:p>
          </table:table-cell>
          <table:table-cell table:number-columns-repeated="1008"/>
        </table:table-row>
        <table:table-row table:style-name="ro3">
          <table:table-cell office:value-type="string" calcext:value-type="string">
            <text:p>Junior Network Administrator</text:p>
          </table:table-cell>
          <table:table-cell office:value-type="string" calcext:value-type="string">
            <text:p>B2M Technologies Ltd. </text:p>
          </table:table-cell>
          <table:table-cell office:value-type="string" calcext:value-type="string">
            <text:p/>
            <text:p>                                                                01</text:p>
            <text:p>                                                                </text:p>
          </table:table-cell>
          <table:table-cell office:value-type="string" office:string-value="&#10;Maintaining PC for full function&#10;LAN Network maintenance&#10;Wireless Network Maintenance&#10;Excellent Knowledge on application package of Window based software&#10;Hardware and Software Troubleshooting.&#10;Setup and repair operating system.&#10;Maintenance and troubleshooting of all IT equipment .&#10;Carry out any other tasks assigned by the management.&#10;" calcext:value-type="string">
            <text:p/>
            <text:p>Maintaining PC for full function</text:p>
            <text:p>LAN Network maintenance</text:p>
            <text:p>Wireless Network Maintenance</text:p>
            <text:p>Excellent Knowledge on application package of Window based software</text:p>
            <text:p>Hardware and Software Troubleshooting.</text:p>
            <text:p>Setup and repair operating system.</text:p>
            <text:p>Maintenance and troubleshooting of all IT equipment .</text:p>
            <text:p>Carry out any other tasks assigned by the management.</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most 2 year(s)</text:p>
            <text:p>                                                                    </text:p>
          </table:table-cell>
          <table:table-cell office:value-type="string" calcext:value-type="string">
            <text:p/>
            <text:p>Â Only males are allowed to apply</text:p>
            <text:p>                                                                    </text:p>
          </table:table-cell>
          <table:table-cell office:value-type="string" calcext:value-type="string">
            <text:p/>
            <text:p>Â Age 22 to 27 years</text:p>
            <text:p>                                                                    </text:p>
          </table:table-cell>
          <table:table-cell office:value-type="string" calcext:value-type="string">
            <text:p/>
            <text:p>Â Dhaka Division</text:p>
            <text:p>                                                                    </text:p>
          </table:table-cell>
          <table:table-cell office:value-type="string" calcext:value-type="string">
            <text:p/>
            <text:p>Diploma in ComputerDiploma in IT education</text:p>
            <text:p/>
          </table:table-cell>
          <table:table-cell office:value-type="string" calcext:value-type="string">
            <text:p/>
            <text:p>Age 22 to 27 years </text:p>
            <text:p>Only males are allowed to apply</text:p>
            <text:p>Must be prepared to stay in office for long hours </text:p>
            <text:p>Must be a team player</text:p>
            <text:p>Self initiated energetic, ability to work under pressure</text:p>
            <text:p>Good communication skill</text:p>
            <text:p>Highly organized and able to multi-task</text:p>
            <text:p>Able to install, configure and maintain Hardware and Software required to provide IT support.</text:p>
            <text:p/>
          </table:table-cell>
          <table:table-cell office:value-type="string" calcext:value-type="string">
            <text:p/>
            <text:p>Â Negotiable</text:p>
            <text:p>                                                                    </text:p>
          </table:table-cell>
          <table:table-cell office:value-type="string" calcext:value-type="string">
            <text:p/>
            <text:p>Lunch Facilities: Partially SubsidizeSalary Review: YearlyFestival Bonus: 2As per company policy</text:p>
            <text:p/>
          </table:table-cell>
          <table:table-cell office:value-type="string" calcext:value-type="string">
            <text:p/>
            <text:p>Â Oct 9, 2019</text:p>
            <text:p>                                                                        </text:p>
          </table:table-cell>
          <table:table-cell office:value-type="string" calcext:value-type="string">
            <text:p/>
            <text:p>Â Nov 8, 2019</text:p>
            <text:p>                                                                        </text:p>
          </table:table-cell>
          <table:table-cell table:number-columns-repeated="1008"/>
        </table:table-row>
        <table:table-row table:style-name="ro4">
          <table:table-cell office:value-type="string" calcext:value-type="string">
            <text:p>Senior Software Developer (PHP)</text:p>
          </table:table-cell>
          <table:table-cell office:value-type="string" calcext:value-type="string">
            <text:p>ABH World </text:p>
          </table:table-cell>
          <table:table-cell office:value-type="string" calcext:value-type="string">
            <text:p/>
            <text:p>                                                                04</text:p>
            <text:p>                                                                </text:p>
          </table:table-cell>
          <table:table-cell office:value-type="string" calcext:value-type="string">
            <text:p/>
            <text:p>Build products using PHP framework (Codeigniter/Laravel) /Java Script/ JQuery.Familiar with Development and Debugging Tools for Cross-Browser Issues Familiar with Social Media and Third-Party APIsGood Understanding of Object-Oriented Programming (OOPs)Good Knowledge in front-end technologies like  JavaScript, JQuery, Ajax etc.Develop full web application by writing good professional codes after studying software requirements.Building Web Applications like accounting,inventory, billing, production, ERP software.If you don't have capability to solve problem please don't apply.</text:p>
            <text:p/>
          </table:table-cell>
          <table:table-cell office:value-type="string" calcext:value-type="string">
            <text:p/>
            <text:p>If you can join immediately. You are most welcome.Must have good knowledge about CodeIgniter, laravel, javascript. Good Knowledge and experience of HMVCGood knowledge of relational databases, version control tools and developing web servicesExperience in SQL tuning, writing complex queries, triggers and query optimizationAbility to translate business processes and requirements to an effective user experienceAble to actively initiate, develop, and maintain effective working relationships with team members Extraordinary problem solving, critical thinking and communication skillsPossess dedicated and positive work attitude.Experience working with third-party APIs and web servicesAdvanced OOP concepts, Design Patterns, Enterprise library and Software Engineering best practicesMust have good problem-solving skills.If you don`t have please don`t apply. Please mention your expected salary in CV.</text:p>
            <text:p/>
          </table:table-cell>
          <table:table-cell office:value-type="string" calcext:value-type="string">
            <text:p/>
            <text:p>                                                                Full-time</text:p>
            <text:p>                                                            </text:p>
          </table:table-cell>
          <table:table-cell office:value-type="string" calcext:value-type="string">
            <text:p/>
            <text:p>Â At least 3 year(s)</text:p>
            <text:p>                                                                    </text:p>
          </table:table-cell>
          <table:table-cell office:value-type="string" calcext:value-type="string">
            <text:p/>
            <text:p>Â Both males and females are allowed to apply</text:p>
            <text:p>                                                                    </text:p>
          </table:table-cell>
          <table:table-cell office:value-type="string" calcext:value-type="string">
            <text:p/>
            <text:p>Â Age 25 to 32 years</text:p>
            <text:p>                                                                    </text:p>
          </table:table-cell>
          <table:table-cell office:value-type="string" calcext:value-type="string">
            <text:p/>
            <text:p>Â Dhaka</text:p>
            <text:p>                                                                    </text:p>
          </table:table-cell>
          <table:table-cell office:value-type="string" calcext:value-type="string">
            <text:p/>
            <text:p>Bachelor degree in any disciplineGraduate</text:p>
            <text:p/>
          </table:table-cell>
          <table:table-cell office:value-type="string" calcext:value-type="string">
            <text:p/>
            <text:p>Age 25 to 32 years </text:p>
            <text:p>Both males and females are allowed to apply</text:p>
            <text:p>If You are Software Developer then apply this post. Don't forget to give your portfolio linksPlease mention your expected salary in CV.Must have good knowledge and previous experience about accounting,inventory and billing system.Please don't forget to give your previous work example.Applicant must mention previous work portfolio &amp; provide your FB and Other Social ID. If you never developed any online software please don't apply. Must have excellent analytical abilities.Willing to learn new technologies.Clear Understanding in OOP.Creative thinking.Experience in working multiple projects at the same time.Problem solving attitude.Able to work under pressureAbility to modify existing software written in PHP &amp; codeigniter Ability to develop additional functionality on the existing softwareAbility to improve application performanceShould have good knowledge in database design and queriesShould be capable to complete a project in codeigniter by himself as a core developerAbility to meet deadlines and achieve specified results.Self-motivation and an ability to work with minimum supervision.</text:p>
            <text:p/>
          </table:table-cell>
          <table:table-cell office:value-type="string" calcext:value-type="string">
            <text:p/>
            <text:p>Â Negotiable</text:p>
            <text:p>                                                                    </text:p>
          </table:table-cell>
          <table:table-cell office:value-type="string" calcext:value-type="string">
            <text:p/>
            <text:p>Salary Review: Half YearlyLunch Facilities: Full SubsidizeFestival Bonus: 2Two Festival bonus.</text:p>
            <text:p/>
          </table:table-cell>
          <table:table-cell office:value-type="string" calcext:value-type="string">
            <text:p/>
            <text:p>Â Oct 10, 2019</text:p>
            <text:p>                                                                        </text:p>
          </table:table-cell>
          <table:table-cell office:value-type="string" calcext:value-type="string">
            <text:p/>
            <text:p>Â Nov 3, 2019</text:p>
            <text:p>                                                                        </text:p>
          </table:table-cell>
          <table:table-cell table:number-columns-repeated="1008"/>
        </table:table-row>
        <table:table-row table:style-name="ro5">
          <table:table-cell office:value-type="string" calcext:value-type="string">
            <text:p>Front End Developer/ UI-UX Designer</text:p>
          </table:table-cell>
          <table:table-cell office:value-type="string" calcext:value-type="string">
            <text:p>BJIT Ltd. </text:p>
          </table:table-cell>
          <table:table-cell office:value-type="string" calcext:value-type="string">
            <text:p/>
            <text:p>                                                                02</text:p>
            <text:p>                                                                </text:p>
          </table:table-cell>
          <table:table-cell office:value-type="string" calcext:value-type="string">
            <text:p/>
            <text:p>Proven experience in front end design technology and JavaScript </text:p>
            <text:p>Passion for UI/UX of Web Application</text:p>
            <text:p>Graduate in CS, diploma in Arts &amp; Design  </text:p>
            <text:p>5+ years' experience in Software UI design and front end development</text:p>
            <text:p>Comfort with Agile development process, Git, and Github.</text:p>
            <text:p/>
          </table:table-cell>
          <table:table-cell office:value-type="string" calcext:value-type="string">
            <text:p/>
            <text:p>Contribute to UI/UX design decisions using your domain expertise. </text:p>
            <text:p>Feedback on existing UI about fine tuning views, making them look &amp; behave consistently to work better</text:p>
            <text:p>Deliver idea how UI`s could work better &amp; suggest how to improve application user experience.</text:p>
            <text:p/>
          </table:table-cell>
          <table:table-cell office:value-type="string" calcext:value-type="string">
            <text:p/>
            <text:p>                                                                Full-time</text:p>
            <text:p>                                                            </text:p>
          </table:table-cell>
          <table:table-cell office:value-type="string" calcext:value-type="string">
            <text:p/>
            <text:p>Â 5 to 8 year(s)</text:p>
            <text:p>                                                                    </text:p>
          </table:table-cell>
          <table:table-cell office:value-type="string" calcext:value-type="string">
            <text:p/>
            <text:p>Â Both males and females are allowed to apply</text:p>
            <text:p>                                                                    </text:p>
          </table:table-cell>
          <table:table-cell office:value-type="string" calcext:value-type="string">
            <text:p/>
            <text:p>Â Age 25 to 32 years</text:p>
            <text:p>                                                                    </text:p>
          </table:table-cell>
          <table:table-cell office:value-type="string" calcext:value-type="string">
            <text:p/>
            <text:p>Â Anywhere in Bangladesh</text:p>
            <text:p>                                                                    </text:p>
          </table:table-cell>
          <table:table-cell office:value-type="string" calcext:value-type="string">
            <text:p/>
            <text:p>Bachelor of Science (BSc) in CSE</text:p>
            <text:p>Skills Required: AngularJS, Java EE/ J2EE, UIUX, Web Developer</text:p>
            <text:p/>
          </table:table-cell>
          <table:table-cell office:value-type="string" calcext:value-type="string">
            <text:p/>
            <text:p>Age 25 to 32 years </text:p>
            <text:p>Both males and females are allowed to apply</text:p>
            <text:p>Deep knowledge of Angular 5</text:p>
            <text:p>Experienced with Bootstrap, HTML, SASS &amp; CSS</text:p>
            <text:p>Technical knowledge on: Typescript, ag-grid, Primeng</text:p>
            <text:p>Practical knowledge in Web Architecture</text:p>
            <text:p>Nice to have web technology like J2EE, Spring</text:p>
            <text:p>Love to tackle complex problems with simple and elegant solutions</text:p>
            <text:p/>
          </table:table-cell>
          <table:table-cell office:value-type="string" calcext:value-type="string">
            <text:p/>
            <text:p>Â Negotiable</text:p>
            <text:p>                                                                    </text:p>
          </table:table-cell>
          <table:table-cell office:value-type="string" calcext:value-type="string">
            <text:p/>
            <text:p>Performance bonus, Provident fund, Weekly 2 holidaysLunch Facilities: Partially SubsidizeSalary Review: YearlyFestival Bonus: 2</text:p>
            <text:p/>
          </table:table-cell>
          <table:table-cell office:value-type="string" calcext:value-type="string">
            <text:p/>
            <text:p>Â Oct 10, 2019</text:p>
            <text:p>                                                                        </text:p>
          </table:table-cell>
          <table:table-cell office:value-type="string" calcext:value-type="string">
            <text:p/>
            <text:p>Â Nov 9, 2019</text:p>
            <text:p>                                                                        </text:p>
          </table:table-cell>
          <table:table-cell table:number-columns-repeated="1008"/>
        </table:table-row>
        <table:table-row table:style-name="ro6">
          <table:table-cell office:value-type="string" calcext:value-type="string">
            <text:p>Full-Stack Web Developer (PHP/ Laravel)</text:p>
          </table:table-cell>
          <table:table-cell office:value-type="string" calcext:value-type="string">
            <text:p>TONTRI Technologies </text:p>
          </table:table-cell>
          <table:table-cell office:value-type="string" calcext:value-type="string">
            <text:p/>
            <text:p>                                                                03</text:p>
            <text:p>                                                                </text:p>
          </table:table-cell>
          <table:table-cell office:value-type="string" calcext:value-type="string">
            <text:p/>
            <text:p>Developing Web Applications from Scratch</text:p>
            <text:p>Working on existing Applications and Websites</text:p>
            <text:p>Collaborating with team members</text:p>
            <text:p>Working as a Project Manager</text:p>
            <text:p>Solving Problems and Troubleshooting</text:p>
            <text:p>Providing Technical Support to Clients.</text:p>
            <text:p/>
          </table:table-cell>
          <table:table-cell office:value-type="string" calcext:value-type="string">
            <text:p/>
            <text:p>                                                            We are looking for Full Stack Web Developers to join our team. Experience in PHP, Object-Oriented PHP is mandatory and experience in PHP Frameworks like Laravel, Symfony, Codeigniter etc is highly preferred. This position requires a developer with abilities and involvement in building web applications utilizing the most recent back-end and front-end techniques. You should write perfect, reusable code with solid importance on dependability and performance.</text:p>
            <text:p>                                                        </text:p>
          </table:table-cell>
          <table:table-cell office:value-type="string" calcext:value-type="string">
            <text:p/>
            <text:p>                                                                Full-time</text:p>
            <text:p>                                                            </text:p>
          </table:table-cell>
          <table:table-cell office:value-type="string" calcext:value-type="string">
            <text:p/>
            <text:p>Â At most 3 year(s)</text:p>
            <text:p>                                                                    </text:p>
          </table:table-cell>
          <table:table-cell office:value-type="string" calcext:value-type="string">
            <text:p/>
            <text:p>Â Both males and females are allowed to apply</text:p>
            <text:p>                                                                    </text:p>
          </table:table-cell>
          <table:table-cell office:value-type="string" calcext:value-type="string">
            <text:p/>
            <text:p>Â Age 20 to 35 years</text:p>
            <text:p>                                                                    </text:p>
          </table:table-cell>
          <table:table-cell office:value-type="string" calcext:value-type="string">
            <text:p/>
            <text:p>Â Dhaka</text:p>
            <text:p>                                                                    </text:p>
          </table:table-cell>
          <table:table-cell office:value-type="string" calcext:value-type="string">
            <text:p/>
            <text:p>Educational qualification is not important at all if you have a strong professional skillset.</text:p>
            <text:p/>
          </table:table-cell>
          <table:table-cell office:value-type="string" calcext:value-type="string">
            <text:p/>
            <text:p>Age 20 to 35 years </text:p>
            <text:p>Both males and females are allowed to apply</text:p>
            <text:p>Good Knowledge of MySQL, HTML, CSS, jQuery, and JavaScript.</text:p>
            <text:p>Good Knowledge of working on CMS like WordPress, Joomla, Drupal etc.</text:p>
            <text:p>Strong Mastery of Web Application Development.</text:p>
            <text:p/>
          </table:table-cell>
          <table:table-cell office:value-type="string" calcext:value-type="string">
            <text:p/>
            <text:p>Â Negotiable</text:p>
            <text:p>                                                                    </text:p>
          </table:table-cell>
          <table:table-cell office:value-type="string" calcext:value-type="string">
            <text:p/>
            <text:p>Performance bonus, Weekly 2 holidays, Over time allowanceSalary Review: YearlyFestival Bonus: 2Free Unlimited Coffee (Self-served)</text:p>
            <text:p>Super Friendly Work Environment</text:p>
            <text:p>Energetic, Team-oriented Atmosphere.</text:p>
            <text:p/>
          </table:table-cell>
          <table:table-cell office:value-type="string" calcext:value-type="string">
            <text:p/>
            <text:p>Â Oct 9, 2019</text:p>
            <text:p>                                                                        </text:p>
          </table:table-cell>
          <table:table-cell office:value-type="string" calcext:value-type="string">
            <text:p/>
            <text:p>Â Nov 8, 2019</text:p>
            <text:p>                                                                        </text:p>
          </table:table-cell>
          <table:table-cell table:number-columns-repeated="1008"/>
        </table:table-row>
        <table:table-row table:style-name="ro7">
          <table:table-cell office:value-type="string" calcext:value-type="string">
            <text:p>Sr. Programmer</text:p>
          </table:table-cell>
          <table:table-cell office:value-type="string" calcext:value-type="string">
            <text:p>Sam Solution </text:p>
          </table:table-cell>
          <table:table-cell office:value-type="string" calcext:value-type="string">
            <text:p/>
            <text:p>                                                                5</text:p>
            <text:p>                                                                </text:p>
          </table:table-cell>
          <table:table-cell office:value-type="string" calcext:value-type="string">
            <text:p/>
            <text:p>Must Have CodeIgniter, Laravel framework Expert. If you are not expert with this two Framework DO NOT APPLY FOR THIS JOB.We are looking for an experienced web application developer who can design and develop a large scale and secure web applicationCoordinate with the Principal Software Engineer on current programming tasks.Solid understanding of web application development processes, from the layout/user interface to Relational database structures.Developing Website using purchased Web Component.Good understanding of front-end technologies, such as Vue.js, jQuery, JavaScript, HTML5, Bootstrap and CSS3.Developing Restful API Server using CodeIgniter / Laravel.Basic Knowledge of Linux working with LAMP.Developing Admin Portal User/Admin Concept with permission control.Understanding of MVC Pattern, we encourage applying for experienced programmers only.Very good understanding of Responsive Web Design/Admin Panel with Bootstrap.Hands on experience with API Server and API Client Development</text:p>
            <text:p/>
          </table:table-cell>
          <table:table-cell office:value-type="string" calcext:value-type="string">
            <text:p/>
            <text:p>                                                            We are looking for an experienced, passionate web application developer who can design and develop a large scale and secured web applications. Minimum 3-5 yearsâ€™ experience would require qualifying the candidates.</text:p>
            <text:p>                                                        </text:p>
          </table:table-cell>
          <table:table-cell office:value-type="string" calcext:value-type="string">
            <text:p/>
            <text:p>                                                                Full-time</text:p>
            <text:p>                                                            </text:p>
          </table:table-cell>
          <table:table-cell office:value-type="string" calcext:value-type="string">
            <text:p/>
            <text:p>Â 3 to 5 year(s)</text:p>
            <text:p>                                                                    </text:p>
          </table:table-cell>
          <table:table-cell office:value-type="string" calcext:value-type="string">
            <text:p/>
            <text:p>Â Only males are allowed to apply</text:p>
            <text:p>                                                                    </text:p>
          </table:table-cell>
          <table:table-cell office:value-type="string" calcext:value-type="string">
            <text:p/>
            <text:p>Â Age 22 to 40 years</text:p>
            <text:p>                                                                    </text:p>
          </table:table-cell>
          <table:table-cell office:value-type="string" calcext:value-type="string">
            <text:p/>
            <text:p>Â Dhaka (Mirpur)</text:p>
            <text:p>                                                                    </text:p>
          </table:table-cell>
          <table:table-cell office:value-type="string" calcext:value-type="string">
            <text:p/>
            <text:p>Masters in Computer Application (MCA) in CSE,CS,CCE,IT, Bachelor of Science (BSc) in CSE,CS,CCE,ITMasters in Computer Application (MCA)B.Sc in CSE/ CS/ CCE/ IT or equivalent from reputed local or international university/ Institutes.Educational qualification will be considered for experience applicant.</text:p>
            <text:p>Skills Required: Android application development, HTML &amp; CSS, Linux, Linux-based Mail Server, MySQL, PHP, Web Developer/ Web Designer</text:p>
            <text:p/>
          </table:table-cell>
          <table:table-cell office:value-type="string" calcext:value-type="string">
            <text:p/>
            <text:p>Age 22 to 40 years </text:p>
            <text:p>Only males are allowed to apply</text:p>
            <text:p>Only males are allowed to apply.Solid understanding on CodeIgniter and Laravel is Must. Front-end frameworks like bootstrap, materialize CSS and standalone CSS, JavaScript, jQuery and XHTML are MUST.Web/desktop/mobile based application development experience.VPS, WHM management. Domain and hosting concepts in both Linux and windows environment.Ability to adapt to change quickly and gracefully in a professional manner.Solid understanding of design principles, user-interface and user-experience.Positive mindset of working under minimum supervision and strong sense of responsibility in this regard.Extensive front-end and back-end development with MYSQL/PHP Server including.Ensuring high-performance and availability and managing all technical aspects of the CMS.Will have to work on multiple projects individually or as a part of the team.Must have the ability to handle an entire project. End to end development is required: design, develop, test, and fix bugs. This role also requires a strong knowledge of integrating third-party applications.The applicants should have experience in the following area(s): Software Architect, Technical Lead (Software), Web Developer/ Web Designer</text:p>
            <text:p/>
          </table:table-cell>
          <table:table-cell office:value-type="string" calcext:value-type="string">
            <text:p/>
            <text:p>Â Tk. 50000 - 70000 (Monthly)</text:p>
            <text:p>                                                                    </text:p>
          </table:table-cell>
          <table:table-cell office:value-type="string" calcext:value-type="string">
            <text:p/>
            <text:p>T/A, Mobile billLunch Facilities: Full SubsidizeSalary Review: YearlyFestival Bonus: 2Festival Bonus: 2 (Yearly)Lunch, snacks, Tea.</text:p>
            <text:p/>
          </table:table-cell>
          <table:table-cell office:value-type="string" calcext:value-type="string">
            <text:p/>
            <text:p>Â Oct 9, 2019</text:p>
            <text:p>                                                                        </text:p>
          </table:table-cell>
          <table:table-cell office:value-type="string" calcext:value-type="string">
            <text:p/>
            <text:p>Â Nov 7, 2019</text:p>
            <text:p>                                                                        </text:p>
          </table:table-cell>
          <table:table-cell table:number-columns-repeated="1008"/>
        </table:table-row>
        <table:table-row table:style-name="ro8">
          <table:table-cell office:value-type="string" calcext:value-type="string">
            <text:p>Project Lead</text:p>
          </table:table-cell>
          <table:table-cell office:value-type="string" calcext:value-type="string">
            <text:p>Enosis Solutions </text:p>
          </table:table-cell>
          <table:table-cell office:value-type="string" calcext:value-type="string">
            <text:p/>
            <text:p>                                                                04</text:p>
            <text:p>                                                                </text:p>
          </table:table-cell>
          <table:table-cell office:value-type="string" calcext:value-type="string">
            <text:p/>
            <text:p>Coordinate internal resources and clients for the flawless execution of projectsDefine project scope and objectives, involving all relevant stakeholders and ensuring technical feasibilityDevelop comprehensive project plans with the key milestones and deliverables and share the same with clients as well as team members Monitor project progress with the plan, and adjust plan as requiredKeep stakeholders involved about any changes in projectManage changes to the project scope, project schedule and project costs using appropriate toolsEnsure that projects are delivered in accordance with all relevant policies, processes and proceduresMonitor development processes and suggest changes as requiredMeasure project performance using appropriate tools and techniquesReport and escalate to management as neededManage healthy professional relation with the client and all team membersPerform risk management to minimize project risksEstablish and maintain relationships with clientsCreate and maintain comprehensive project documentationAttend daily/weekly meetings with clients to share plan and status of the projectDemonstrate progress with all relevant stake holder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5 year(s)</text:p>
            <text:p>                                                                    </text:p>
          </table:table-cell>
          <table:table-cell table:number-columns-repeated="2"/>
          <table:table-cell office:value-type="string" calcext:value-type="string">
            <text:p/>
            <text:p>Â Dhaka (Gulshan)</text:p>
            <text:p>                                                                    </text:p>
          </table:table-cell>
          <table:table-cell office:value-type="string" calcext:value-type="string">
            <text:p/>
            <text:p>Bachelor of Science (BSc)B.Sc or M.Sc in Computer Science/ Engineering or equivalent.</text:p>
            <text:p/>
          </table:table-cell>
          <table:table-cell office:value-type="string" calcext:value-type="string">
            <text:p/>
            <text:p>B.Sc or M.Sc in Computer Science/ Engineering or equivalent</text:p>
            <text:p>5+ years of experience in related field</text:p>
            <text:p>Proven experience of leading a team of software Engineers including performance, development and disciplinary issues</text:p>
            <text:p>Must be familiar with any major programming language like C/C++, C#, Java, PHP etc.  </text:p>
            <text:p>Must be familiar with any relational database like MS SQL, MySQL, Oracle etc.</text:p>
            <text:p>Must be familiar with any project management tools like MS Project, Jira, Teamwork, Pivotal etc. </text:p>
            <text:p>Must have good knowledge of Software development life cycle</text:p>
            <text:p>Must be results focused and be a logical, objective thinker</text:p>
            <text:p>Strong command over written and spoken English</text:p>
            <text:p>Excellent client-facing and internal communication skills</text:p>
            <text:p>Excellent written and verbal communication skills</text:p>
            <text:p>Solid organizational skills including attention to detail and multitasking skills</text:p>
            <text:p>Proven working experience in project management</text:p>
            <text:p>Proven mentoring and team leading capabilities</text:p>
            <text:p>Ability to solve problems independently with minimal guidance</text:p>
            <text:p/>
          </table:table-cell>
          <table:table-cell office:value-type="string" calcext:value-type="string">
            <text:p/>
            <text:p>Â Tk. 100000 - 130000 (Monthly)</text:p>
            <text:p>                                                                    </text:p>
          </table:table-cell>
          <table:table-cell/>
          <table:table-cell office:value-type="string" calcext:value-type="string">
            <text:p/>
            <text:p>Â Oct 10, 2019</text:p>
            <text:p>                                                                        </text:p>
          </table:table-cell>
          <table:table-cell office:value-type="string" calcext:value-type="string">
            <text:p/>
            <text:p>Â Nov 9, 2019</text:p>
            <text:p>                                                                        </text:p>
          </table:table-cell>
          <table:table-cell table:number-columns-repeated="1008"/>
        </table:table-row>
        <table:table-row table:style-name="ro7">
          <table:table-cell office:value-type="string" calcext:value-type="string">
            <text:p>Chief Executive Officer (CEO)</text:p>
          </table:table-cell>
          <table:table-cell office:value-type="string" calcext:value-type="string">
            <text:p>Leading telecommunication and IT based company </text:p>
          </table:table-cell>
          <table:table-cell office:value-type="string" calcext:value-type="string">
            <text:p/>
            <text:p>                                                                1</text:p>
            <text:p>                                                                </text:p>
          </table:table-cell>
          <table:table-cell office:value-type="string" calcext:value-type="string">
            <text:p/>
            <text:p>Lead company to achieve its short term and long term business goal</text:p>
            <text:p>Represent the company locally &amp; internationally as well as to a range of external stakeholders including supporters, partners, policy makers, Govt. bodies, and with media</text:p>
            <text:p>Keep liaison with government body &amp; regulatory authorities</text:p>
            <text:p>Create a better environment within organization</text:p>
            <text:p>Form effective high-level relationships with key partner organizations, including those who reinforce company's business</text:p>
            <text:p>Work closely with the Chairman and other board of directors to drive, coordinate, and manage company's multi-year strategic process, coordinating with the organization's leaders and managing board level presentations.</text:p>
            <text:p>Do risk analysis and propose precautionary actions.</text:p>
            <text:p>Create an environment that promotes great performance and positive morale </text:p>
            <text:p>Coordinate annual work-plans for all CXO's that underpin the strategic plan as well</text:p>
            <text:p>Develop and oversee implementation of company's external branding, public relations, and related external communication strategy, in alignment with company strategic goals and priorities</text:p>
            <text:p>Lead the team in defining and building an aggressive marketing strategy that ensures consistent institutional messaging and strong branding aligned with company's core values. The strategy will leverage multiple tools, including company's annual reports, social media presence, program and lending initiatives, and website. </text:p>
            <text:p>To take organization to a greater heights through taking visible initiatives.</text:p>
            <text:p/>
          </table:table-cell>
          <table:table-cell office:value-type="string" calcext:value-type="string">
            <text:p/>
            <text:p>                                                            One of the leading telecommunication and IT based company in Bangladesh is looking for right people for its business operation and growth.</text:p>
            <text:p>                                                        </text:p>
          </table:table-cell>
          <table:table-cell office:value-type="string" calcext:value-type="string">
            <text:p/>
            <text:p>                                                                Contractual</text:p>
            <text:p>                                                            </text:p>
          </table:table-cell>
          <table:table-cell office:value-type="string" calcext:value-type="string">
            <text:p/>
            <text:p>Â 20 to 22 year(s)</text:p>
            <text:p>                                                                    </text:p>
          </table:table-cell>
          <table:table-cell table:number-columns-repeated="2"/>
          <table:table-cell office:value-type="string" calcext:value-type="string">
            <text:p/>
            <text:p>Â Dhaka</text:p>
            <text:p>                                                                    </text:p>
          </table:table-cell>
          <table:table-cell office:value-type="string" calcext:value-type="string">
            <text:p/>
            <text:p>Bachelor of Science (BSc), Master of Science (MSc)</text:p>
            <text:p/>
          </table:table-cell>
          <table:table-cell office:value-type="string" calcext:value-type="string">
            <text:p/>
            <text:p>20 - 22 years of operational experience in telecommunications or related technology industry, preferably with global experience, including minimum 3 years of experience as CEO in reputed relevant organizations</text:p>
            <text:p>Proven experience working with the senior staff and  Board of Directors is preferred</text:p>
            <text:p>Must have experience in company branding</text:p>
            <text:p>Good understanding on Telecommunications network</text:p>
            <text:p>Self-driven, good communication &amp; leadership skill, innovative attitude and problem solving and decision making skills with capability to work in teams</text:p>
            <text:p/>
          </table:table-cell>
          <table:table-cell office:value-type="string" calcext:value-type="string">
            <text:p/>
            <text:p>Â Negotiable</text:p>
            <text:p>                                                                    </text:p>
          </table:table-cell>
          <table:table-cell/>
          <table:table-cell office:value-type="string" calcext:value-type="string">
            <text:p/>
            <text:p>Â Oct 9, 2019</text:p>
            <text:p>                                                                        </text:p>
          </table:table-cell>
          <table:table-cell office:value-type="string" calcext:value-type="string">
            <text:p/>
            <text:p>Â Nov 8, 2019</text:p>
            <text:p>                                                                        </text:p>
          </table:table-cell>
          <table:table-cell table:number-columns-repeated="1008"/>
        </table:table-row>
        <table:table-row table:style-name="ro9">
          <table:table-cell office:value-type="string" calcext:value-type="string">
            <text:p>Senior Node.js Developer</text:p>
          </table:table-cell>
          <table:table-cell office:value-type="string" calcext:value-type="string">
            <text:p>ShareTrip Limited </text:p>
          </table:table-cell>
          <table:table-cell office:value-type="string" calcext:value-type="string">
            <text:p/>
            <text:p>                                                                Not specific</text:p>
            <text:p>                                                                </text:p>
          </table:table-cell>
          <table:table-cell office:value-type="string" calcext:value-type="string">
            <text:p/>
            <text:p>You are someone who loves to develop systems being in a team. You like to keep up with the latest technology trends and constantly learn new things that will make our products even better. We do not care much about where you've graduated or what major you had, as long as you have an experience of over 5+ years and you have -</text:p>
            <text:p>Strong problem solving and coding skills are essential.</text:p>
            <text:p>Development experience in any of the following: Python, Django, NodeJS, ExpressJS.</text:p>
            <text:p>Optimizes database for high availability and better query performance.</text:p>
            <text:p>Designing and developing highly available and scalable backend systems.</text:p>
            <text:p>Closely working with DevOps and Business Intelligence team to improve system services, DevOps tasks, setting up automation, monitoring and generating reporting as well.</text:p>
            <text:p>Experience with software engineering best practices (testing, code reviews, clean code).</text:p>
            <text:p>Experience with REST, SOA, microservices based architecture is a plus.</text:p>
            <text:p>Experience with distributed systems, non-relational database, and search engines is a plus.</text:p>
            <text:p>Experience with automated testing and continuous deployment.</text:p>
            <text:p>Comfortable working in a fast-paced, ever-changing environment.</text:p>
            <text:p>Create an engineering culture which encourages growth.</text:p>
            <text:p>Guide teams to build scalable system architecture.</text:p>
            <text:p>Coach engineers on best practices for writing maintainable code and system design.</text:p>
            <text:p>Conduct regular one-on-one with engineers and guide them to achieve their career goals.</text:p>
            <text:p/>
          </table:table-cell>
          <table:table-cell office:value-type="string" calcext:value-type="string">
            <text:p/>
            <text:p>                                                            ShareTrip is looking for senior Node.js Developers with a minimum of 5+ years of experience. Our team needs someone who has the ability to work with our entire stack, who can solve interesting problems and deal with fresh challenges everyday. We want your help in our hotel and flight GDS system implementation, improving our systems using advanced technology and use information retrieval and natural language processing where needed. You should be able to constantly brainstorm new ideas, plan, design, implement, and launch new products.</text:p>
            <text:p>                                                        </text:p>
          </table:table-cell>
          <table:table-cell office:value-type="string" calcext:value-type="string">
            <text:p/>
            <text:p>                                                                Full-time</text:p>
            <text:p>                                                            </text:p>
          </table:table-cell>
          <table:table-cell office:value-type="string" calcext:value-type="string">
            <text:p/>
            <text:p>Â At least 5 year(s)</text:p>
            <text:p>                                                                    </text:p>
          </table:table-cell>
          <table:table-cell table:number-columns-repeated="2"/>
          <table:table-cell office:value-type="string" calcext:value-type="string">
            <text:p/>
            <text:p>Â Dhaka</text:p>
            <text:p>                                                                    </text:p>
          </table:table-cell>
          <table:table-cell office:value-type="string" calcext:value-type="string">
            <text:p/>
            <text:p>Bachelor of Science (BSc) in CSE</text:p>
            <text:p/>
          </table:table-cell>
          <table:table-cell office:value-type="string" calcext:value-type="string">
            <text:p/>
            <text:p>Python, Django</text:p>
            <text:p>Flask, Celery</text:p>
            <text:p>JavaScript, NodeJS, ReactJS</text:p>
            <text:p>MySQL, MongoDB, RabbitMQ</text:p>
            <text:p>Redis, Elasticsearch, Docker, Ansible, Jenkins, ELK, Terraform, Kubernetes, Nomad, Consul</text:p>
            <text:p>Amazon Web Services (EC2, S3, RDS, SQS, Kinesis, Lambda, ECS, Cloudfront, Amplify)</text:p>
            <text:p/>
          </table:table-cell>
          <table:table-cell office:value-type="string" calcext:value-type="string">
            <text:p/>
            <text:p>Â Negotiable</text:p>
            <text:p>                                                                    </text:p>
          </table:table-cell>
          <table:table-cell office:value-type="string" calcext:value-type="string">
            <text:p/>
            <text:p>T/A, Mobile bill, Weekly 2 holidaysLunch Facilities: Partially SubsidizeSalary Review: YearlyFestival Bonus: 2Friendly work environment.</text:p>
            <text:p>Two annual festival bonuses.</text:p>
            <text:p>Flexible vacation policy.</text:p>
            <text:p>Unlimited coffee and occasional snacks.</text:p>
            <text:p/>
          </table:table-cell>
          <table:table-cell office:value-type="string" calcext:value-type="string">
            <text:p/>
            <text:p>Â Oct 9, 2019</text:p>
            <text:p>                                                                        </text:p>
          </table:table-cell>
          <table:table-cell office:value-type="string" calcext:value-type="string">
            <text:p/>
            <text:p>Â Nov 8, 2019</text:p>
            <text:p>                                                                        </text:p>
          </table:table-cell>
          <table:table-cell table:number-columns-repeated="1008"/>
        </table:table-row>
        <table:table-row table:style-name="ro10">
          <table:table-cell office:value-type="string" calcext:value-type="string">
            <text:p>Chief Operating Officer (COO)</text:p>
          </table:table-cell>
          <table:table-cell office:value-type="string" calcext:value-type="string">
            <text:p>Leading telecommunication and IT based company </text:p>
          </table:table-cell>
          <table:table-cell office:value-type="string" calcext:value-type="string">
            <text:p/>
            <text:p>                                                                1</text:p>
            <text:p>                                                                </text:p>
          </table:table-cell>
          <table:table-cell office:value-type="string" calcext:value-type="string">
            <text:p/>
            <text:p>Drive the company's operating capabilities to surpass customer satisfaction and retention, and company goals</text:p>
            <text:p>Control company costs, and introducing tactical initiatives to address theft and other losses</text:p>
            <text:p>Oversee day-to-day operation of the company </text:p>
            <text:p>Employ various initiatives to coach employees to optimize their capabilities</text:p>
            <text:p>Complete performance reviews in a prudent manner</text:p>
            <text:p>Assure all legal and regulatory documents are filed and monitor compliance with laws and regulations.</text:p>
            <text:p>Assess and implementing improved processes and new technologies, and collaborating with management regarding the implementation of these improvements</text:p>
            <text:p/>
          </table:table-cell>
          <table:table-cell office:value-type="string" calcext:value-type="string">
            <text:p/>
            <text:p>                                                            One of the leading telecommunication and IT based company in Bangladesh is looking for right people for its business operation and growth.</text:p>
            <text:p>                                                        </text:p>
          </table:table-cell>
          <table:table-cell office:value-type="string" calcext:value-type="string">
            <text:p/>
            <text:p>                                                                Contractual</text:p>
            <text:p>                                                            </text:p>
          </table:table-cell>
          <table:table-cell office:value-type="string" calcext:value-type="string">
            <text:p/>
            <text:p>Â 20 to 25 year(s)</text:p>
            <text:p>                                                                    </text:p>
          </table:table-cell>
          <table:table-cell table:number-columns-repeated="2"/>
          <table:table-cell office:value-type="string" calcext:value-type="string">
            <text:p/>
            <text:p>Â Dhaka</text:p>
            <text:p>                                                                    </text:p>
          </table:table-cell>
          <table:table-cell office:value-type="string" calcext:value-type="string">
            <text:p/>
            <text:p>Master of Science (MSc), Bachelor of Science (BSc)</text:p>
            <text:p/>
          </table:table-cell>
          <table:table-cell office:value-type="string" calcext:value-type="string">
            <text:p/>
            <text:p>20 - 25 years of operational experience in telecommunications or technology industry, preferably with global experience</text:p>
            <text:p>The ideal candidate MUST have a strong proven profit and loss focus for a global communications company managing revenue of $100M plus, launching new products and a track record of leading companies through rapid and profitable growth</text:p>
            <text:p>Proven experience working with the senior staff and  Board of Directors</text:p>
            <text:p>Understanding on Telecommunication Transmission Technology</text:p>
            <text:p>Qualities for Good communication, Leadership, Persuasion, problem solving &amp; analytical work</text:p>
            <text:p>Self-driven and innovative attitude and have problem solving and decision making skills with capability to work in teams</text:p>
            <text:p/>
          </table:table-cell>
          <table:table-cell office:value-type="string" calcext:value-type="string">
            <text:p/>
            <text:p>Â Negotiable</text:p>
            <text:p>                                                                    </text:p>
          </table:table-cell>
          <table:table-cell/>
          <table:table-cell office:value-type="string" calcext:value-type="string">
            <text:p/>
            <text:p>Â Oct 9, 2019</text:p>
            <text:p>                                                                        </text:p>
          </table:table-cell>
          <table:table-cell office:value-type="string" calcext:value-type="string">
            <text:p/>
            <text:p>Â Nov 8, 2019</text:p>
            <text:p>                                                                        </text:p>
          </table:table-cell>
          <table:table-cell table:number-columns-repeated="1008"/>
        </table:table-row>
        <table:table-row table:style-name="ro10">
          <table:table-cell office:value-type="string" calcext:value-type="string">
            <text:p>Chief Technology Officer (CTO)</text:p>
          </table:table-cell>
          <table:table-cell office:value-type="string" calcext:value-type="string">
            <text:p>Leading telecommunication and IT based company </text:p>
          </table:table-cell>
          <table:table-cell office:value-type="string" calcext:value-type="string">
            <text:p/>
            <text:p>                                                                1</text:p>
            <text:p>                                                                </text:p>
          </table:table-cell>
          <table:table-cell office:value-type="string" calcext:value-type="string">
            <text:p/>
            <text:p>Provide executive leadership with overall responsibilities for technology department, including IT &amp; Software Development team</text:p>
            <text:p>Ensure customer satisfaction by maintaining and upgrading the network </text:p>
            <text:p>Establish the company's technical vision and leads all aspects of the company's technological development</text:p>
            <text:p>Develop technical aspects of the company's strategy to ensure alignment with its business goals</text:p>
            <text:p>Discover and implement new technologies that yield competitive advantage in the market</text:p>
            <text:p>Ensure usage of advanced and optimized technology in the company and by departments that yields maximum profitability</text:p>
            <text:p>Proactive participation for network improvement, optimization, fault rectification, quality assurance &amp; data protection</text:p>
            <text:p>Monitor KPIs and IT budgets to assess technological performance</text:p>
            <text:p>Use stakeholders' feedback and inform them necessary improvements and adjustments to technology</text:p>
            <text:p>Works in a consultative fashion with other department heads, such as marketing, production and operations as an advisor of technologies that may improve their efficiency and effectiveness</text:p>
            <text:p>Serve as a key contributor of the team that sets the company's strategic direction to formulate long-term objectives</text:p>
            <text:p>Develop team &amp; ensure succession planning to turn manpower into future asset</text:p>
            <text:p>Work alongside with external partners to deliver high caliber network to the market</text:p>
            <text:p/>
          </table:table-cell>
          <table:table-cell office:value-type="string" calcext:value-type="string">
            <text:p/>
            <text:p>                                                            One of the leading telecommunication and IT based company in Bangladesh is looking for right people for the its business operation and growth.</text:p>
            <text:p>                                                        </text:p>
          </table:table-cell>
          <table:table-cell office:value-type="string" calcext:value-type="string">
            <text:p/>
            <text:p>                                                                Contractual</text:p>
            <text:p>                                                            </text:p>
          </table:table-cell>
          <table:table-cell office:value-type="string" calcext:value-type="string">
            <text:p/>
            <text:p>Â 16 to 20 year(s)</text:p>
            <text:p>                                                                    </text:p>
          </table:table-cell>
          <table:table-cell table:number-columns-repeated="2"/>
          <table:table-cell office:value-type="string" calcext:value-type="string">
            <text:p/>
            <text:p>Â Dhaka</text:p>
            <text:p>                                                                    </text:p>
          </table:table-cell>
          <table:table-cell office:value-type="string" calcext:value-type="string">
            <text:p/>
            <text:p>Master of Science (MSc), Bachelor of Science (BSc)</text:p>
            <text:p/>
          </table:table-cell>
          <table:table-cell office:value-type="string" calcext:value-type="string">
            <text:p/>
            <text:p>16 - 20 years of experience in telecommunications industry, preferably with global experience</text:p>
            <text:p>Proven experience working with the senior staff and  Board of Directors is preferred</text:p>
            <text:p>Good understanding on telecommunication transmission network </text:p>
            <text:p>Qualities on Good communication, Leadership, Persuasion and analytical work</text:p>
            <text:p>Self-driven and innovative attitude and have problem solving and decision making skills with capability to work in teams</text:p>
            <text:p/>
          </table:table-cell>
          <table:table-cell office:value-type="string" calcext:value-type="string">
            <text:p/>
            <text:p>Â Negotiable</text:p>
            <text:p>                                                                    </text:p>
          </table:table-cell>
          <table:table-cell/>
          <table:table-cell office:value-type="string" calcext:value-type="string">
            <text:p/>
            <text:p>Â Oct 9, 2019</text:p>
            <text:p>                                                                        </text:p>
          </table:table-cell>
          <table:table-cell office:value-type="string" calcext:value-type="string">
            <text:p/>
            <text:p>Â Nov 8, 2019</text:p>
            <text:p>                                                                        </text:p>
          </table:table-cell>
          <table:table-cell table:number-columns-repeated="1008"/>
        </table:table-row>
        <table:table-row table:style-name="ro3">
          <table:table-cell office:value-type="string" calcext:value-type="string">
            <text:p>General Manager - Technology</text:p>
          </table:table-cell>
          <table:table-cell office:value-type="string" calcext:value-type="string">
            <text:p>Leading telecommunication and IT based company </text:p>
          </table:table-cell>
          <table:table-cell office:value-type="string" calcext:value-type="string">
            <text:p/>
            <text:p>                                                                1</text:p>
            <text:p>                                                                </text:p>
          </table:table-cell>
          <table:table-cell office:value-type="string" calcext:value-type="string">
            <text:p/>
            <text:p>To provide Sr. Management level leadership with overall responsibilities for engineering and operations team </text:p>
            <text:p>Work alongside with external partners to deliver high caliber network to the market</text:p>
            <text:p>Provide advice and contribute to Information technology architecture</text:p>
            <text:p>Support main network changes &amp; new projects based upon the client's security expertise and with an adequate risk analysis</text:p>
            <text:p>Guarantee usage and conformity of projects according to Information technology methodologies and rules</text:p>
            <text:p>Lead and be the single point of contact for all technology initiatives and implementation</text:p>
            <text:p>Build and manage a team of engineers in the delivery of all technology and activities</text:p>
            <text:p>Proactive participation for network improvement, optimization, fault rectification</text:p>
            <text:p>Serve as a key contributor of the team that sets the company's strategic direction to formulate departmental objectives</text:p>
            <text:p>Set standards of performance for all the teams of the departments</text:p>
            <text:p>Drive technical goals of the company</text:p>
            <text:p>Develop team &amp; ensure succession planning to turn manpower in future asset</text:p>
            <text:p/>
          </table:table-cell>
          <table:table-cell office:value-type="string" calcext:value-type="string">
            <text:p/>
            <text:p>                                                            One of the leading telecommunication and IT based company in Bangladesh is looking for right people for its business operation and growth.</text:p>
            <text:p>                                                        </text:p>
          </table:table-cell>
          <table:table-cell office:value-type="string" calcext:value-type="string">
            <text:p/>
            <text:p>                                                                Contractual</text:p>
            <text:p>                                                            </text:p>
          </table:table-cell>
          <table:table-cell office:value-type="string" calcext:value-type="string">
            <text:p/>
            <text:p>Â 14 to 18 year(s)</text:p>
            <text:p>                                                                    </text:p>
          </table:table-cell>
          <table:table-cell table:number-columns-repeated="2"/>
          <table:table-cell office:value-type="string" calcext:value-type="string">
            <text:p/>
            <text:p>Â Dhaka</text:p>
            <text:p>                                                                    </text:p>
          </table:table-cell>
          <table:table-cell office:value-type="string" calcext:value-type="string">
            <text:p/>
            <text:p>Master of Science (MSc), Bachelor of Science (BSc)</text:p>
            <text:p/>
          </table:table-cell>
          <table:table-cell office:value-type="string" calcext:value-type="string">
            <text:p/>
            <text:p>14 - 18 years of experience in telecommunications industry</text:p>
            <text:p>Good understanding on telecommunication transmission network </text:p>
            <text:p>Qualities for Good communication, Leadership, Persuasion &amp; analytical work</text:p>
            <text:p>Self-driven and innovative attitude and have problem solving and decision making skills with capability to work in teams</text:p>
            <text:p/>
          </table:table-cell>
          <table:table-cell office:value-type="string" calcext:value-type="string">
            <text:p/>
            <text:p>Â Negotiable</text:p>
            <text:p>                                                                    </text:p>
          </table:table-cell>
          <table:table-cell/>
          <table:table-cell office:value-type="string" calcext:value-type="string">
            <text:p/>
            <text:p>Â Oct 9, 2019</text:p>
            <text:p>                                                                        </text:p>
          </table:table-cell>
          <table:table-cell office:value-type="string" calcext:value-type="string">
            <text:p/>
            <text:p>Â Nov 8, 2019</text:p>
            <text:p>                                                                        </text:p>
          </table:table-cell>
          <table:table-cell table:number-columns-repeated="1008"/>
        </table:table-row>
        <table:table-row table:style-name="ro3">
          <table:table-cell office:value-type="string" calcext:value-type="string">
            <text:p>General Manager - Marketing &amp; Sales</text:p>
          </table:table-cell>
          <table:table-cell office:value-type="string" calcext:value-type="string">
            <text:p>Leading telecommunication and IT based company </text:p>
          </table:table-cell>
          <table:table-cell office:value-type="string" calcext:value-type="string">
            <text:p/>
            <text:p>                                                                1</text:p>
            <text:p>                                                                </text:p>
          </table:table-cell>
          <table:table-cell office:value-type="string" calcext:value-type="string">
            <text:p/>
            <text:p>Responsible for agreed sales / income targets and KPIs</text:p>
            <text:p>To lead on implementation, reporting and reviewing of the strategic and operational sales &amp; marketing plans to drive sales and revenue</text:p>
            <text:p>To lead on developing activities for all channels including digital to meet organizational aims with cohesiveness and creativity</text:p>
            <text:p>To line and project manage the sales &amp; marketing team and wider working groups to fulfil organization's objectives</text:p>
            <text:p>To lead on building internal and external relationships to fulfil the organizational vision </text:p>
            <text:p>To be a member of the Strategic Management Team, owning agreed areas of the Strategic Action Plan and managing identified projects</text:p>
            <text:p>To manage the work programs of relevant staff to ensure optimum productivity, personal development and impact on organization's KPIs</text:p>
            <text:p>To manage and deliver the relevant budgets and produce financial reports</text:p>
            <text:p>To manage agreed sections of the company website - including quality control, data/copy upload and social media activity</text:p>
            <text:p>To attend appropriate meetings and events</text:p>
            <text:p>To support the customer engagement events and any relevant projects as required</text:p>
            <text:p>Any other relevant task commensurate with the level of the role and as requested by Management</text:p>
            <text:p/>
          </table:table-cell>
          <table:table-cell office:value-type="string" calcext:value-type="string">
            <text:p/>
            <text:p>                                                            One of the leading telecommunication and IT based company in Bangladesh is looking for right people for its business operation and growth.</text:p>
            <text:p>                                                        </text:p>
          </table:table-cell>
          <table:table-cell office:value-type="string" calcext:value-type="string">
            <text:p/>
            <text:p>                                                                Contractual</text:p>
            <text:p>                                                            </text:p>
          </table:table-cell>
          <table:table-cell office:value-type="string" calcext:value-type="string">
            <text:p/>
            <text:p>Â 15 to 18 year(s)</text:p>
            <text:p>                                                                    </text:p>
          </table:table-cell>
          <table:table-cell table:number-columns-repeated="2"/>
          <table:table-cell office:value-type="string" calcext:value-type="string">
            <text:p/>
            <text:p>Â Anywhere in Bangladesh</text:p>
            <text:p>                                                                    </text:p>
          </table:table-cell>
          <table:table-cell office:value-type="string" calcext:value-type="string">
            <text:p/>
            <text:p>Master of Science (MSc), Bachelor of Science (BSc)</text:p>
            <text:p/>
          </table:table-cell>
          <table:table-cell office:value-type="string" calcext:value-type="string">
            <text:p/>
            <text:p>15 - 18 years of operational experience in telecommunications or technology industry</text:p>
            <text:p>Maintains professional and technical knowledge by attending educational workshops; establishing personal networks</text:p>
            <text:p>The ideal candidate MUST have a strong proven profit and loss focus with a track record of leading companies through rapid and profitable growth</text:p>
            <text:p>Proven experience working with the senior staffs and  Board of Directors</text:p>
            <text:p>Qualities for Good communication, Leadership, persuasion, problem solving &amp; analytical work</text:p>
            <text:p>Self-driven and innovative attitude and have problem solving and decision making skills with capability to work in teams</text:p>
            <text:p/>
          </table:table-cell>
          <table:table-cell office:value-type="string" calcext:value-type="string">
            <text:p/>
            <text:p>Â Negotiable</text:p>
            <text:p>                                                                    </text:p>
          </table:table-cell>
          <table:table-cell/>
          <table:table-cell office:value-type="string" calcext:value-type="string">
            <text:p/>
            <text:p>Â Oct 9, 2019</text:p>
            <text:p>                                                                        </text:p>
          </table:table-cell>
          <table:table-cell office:value-type="string" calcext:value-type="string">
            <text:p/>
            <text:p>Â Nov 8, 2019</text:p>
            <text:p>                                                                        </text:p>
          </table:table-cell>
          <table:table-cell table:number-columns-repeated="1008"/>
        </table:table-row>
        <table:table-row table:style-name="ro10">
          <table:table-cell office:value-type="string" calcext:value-type="string">
            <text:p>Software Engineer - Java</text:p>
          </table:table-cell>
          <table:table-cell office:value-type="string" calcext:value-type="string">
            <text:p>Kaz Software </text:p>
          </table:table-cell>
          <table:table-cell office:value-type="string" calcext:value-type="string">
            <text:p/>
            <text:p>                                                                Not specific</text:p>
            <text:p>                                                                </text:p>
          </table:table-cell>
          <table:table-cell office:value-type="string" calcext:value-type="string">
            <text:p/>
            <text:p>Must have skills:Java 8JavaScript (ES6+)Any frontend framework (preferably Angular 2+ / React) Version control system (Git)Good to have skills:Functional programmingReactive programmingRest APIXML based technologies like XSLTKnowledge of any RDBMS</text:p>
            <text:p/>
          </table:table-cell>
          <table:table-cell office:value-type="string" calcext:value-type="string">
            <text:p/>
            <text:p>You don`t need to be a CS major to work here, but you need to be ridiculously smart and you have to like getting things done. You will architect, write code, and guide the junior developers. You`ll work with Java and various web technologies including all flavors of Javascript libraries. However technology / language should not be a big issue for you, whatever comes your way you should be able to learn and adapt.We are very serious about writing good code -- code that can be maintained and re-used. We are dead serious about being professional in our delivery.</text:p>
            <text:p/>
          </table:table-cell>
          <table:table-cell office:value-type="string" calcext:value-type="string">
            <text:p/>
            <text:p>                                                                Full-time</text:p>
            <text:p>                                                            </text:p>
          </table:table-cell>
          <table:table-cell office:value-type="string" calcext:value-type="string">
            <text:p/>
            <text:p>Â At least 1 year(s)</text:p>
            <text:p>                                                                    </text:p>
          </table:table-cell>
          <table:table-cell table:number-columns-repeated="2"/>
          <table:table-cell office:value-type="string" calcext:value-type="string">
            <text:p/>
            <text:p>Â Dhaka</text:p>
            <text:p>                                                                    </text:p>
          </table:table-cell>
          <table:table-cell office:value-type="string" calcext:value-type="string">
            <text:p/>
            <text:p>At least 1 year(s)</text:p>
            <text:p/>
            <text:p/>
            <text:p/>
          </table:table-cell>
          <table:table-cell office:value-type="string" calcext:value-type="string">
            <text:p><text:s/></text:p>
          </table:table-cell>
          <table:table-cell office:value-type="string" calcext:value-type="string">
            <text:p/>
            <text:p>Â Negotiable</text:p>
            <text:p>                                                                    </text:p>
          </table:table-cell>
          <table:table-cell/>
          <table:table-cell office:value-type="string" calcext:value-type="string">
            <text:p/>
            <text:p>Â Oct 10, 2019</text:p>
            <text:p>                                                                        </text:p>
          </table:table-cell>
          <table:table-cell office:value-type="string" calcext:value-type="string">
            <text:p/>
            <text:p>Â Nov 8, 2019</text:p>
            <text:p>                                                                        </text:p>
          </table:table-cell>
          <table:table-cell table:number-columns-repeated="1008"/>
        </table:table-row>
        <table:table-row table:style-name="ro3">
          <table:table-cell office:value-type="string" calcext:value-type="string">
            <text:p>Business Development Associate</text:p>
          </table:table-cell>
          <table:table-cell office:value-type="string" calcext:value-type="string">
            <text:p>ATI Limited </text:p>
          </table:table-cell>
          <table:table-cell office:value-type="string" calcext:value-type="string">
            <text:p/>
            <text:p>                                                                05</text:p>
            <text:p>                                                                </text:p>
          </table:table-cell>
          <table:table-cell office:value-type="string" calcext:value-type="string">
            <text:p/>
            <text:p>Should have strong knowledge of EOI, RFP and Tender Process and preparation of Technical Documents</text:p>
            <text:p>Understanding the market demand and identify the opportunities in private and government sector</text:p>
            <text:p>Should be able to analyze and understanding Business Requirements for any particular solution</text:p>
            <text:p>Work with clients to collect and organize Software Requirement Information and create relevant technical documents (SRS, URS, Concept Note etc.)</text:p>
            <text:p>Prepare Process Flow-Charts / Diagrams and Service Descriptions and incorporate those in relevant documents</text:p>
            <text:p>Should have strong presentation skills and making demonstration of different types of solutions as needed</text:p>
            <text:p>Should have knowledge in project budgeting, cost concepts and components</text:p>
            <text:p>Compose periodic Marketing reports, weekly or monthly, and submit the reports to management</text:p>
            <text:p>Should have adequate knowledge on Application Software and Database</text:p>
            <text:p/>
          </table:table-cell>
          <table:table-cell office:value-type="string" calcext:value-type="string">
            <text:p/>
            <text:p>                                                            ATI Limited, being a leading Software Development Company over the last 21 years providing the most comprehensive application suite to empower organizations to increase business performance at all levels to maximize industry mandated compliance and corporate governance programs. The Company is looking to enhance and strengthen the workforce for Business Development. The incumbent should be experienced in the area of Local Tender Procedure, Technical Documentation, Presentation and Communication.</text:p>
            <text:p>                                                        </text:p>
          </table:table-cell>
          <table:table-cell office:value-type="string" calcext:value-type="string">
            <text:p/>
            <text:p>                                                                Full-time</text:p>
            <text:p>                                                            </text:p>
          </table:table-cell>
          <table:table-cell office:value-type="string" calcext:value-type="string">
            <text:p/>
            <text:p>Â At least 2 year(s)</text:p>
            <text:p>                                                                    </text:p>
          </table:table-cell>
          <table:table-cell/>
          <table:table-cell office:value-type="string" calcext:value-type="string">
            <text:p/>
            <text:p>Â Age 25 to 32 years</text:p>
            <text:p>                                                                    </text:p>
          </table:table-cell>
          <table:table-cell office:value-type="string" calcext:value-type="string">
            <text:p/>
            <text:p>Â Anywhere in Bangladesh</text:p>
            <text:p>                                                                    </text:p>
          </table:table-cell>
          <table:table-cell office:value-type="string" calcext:value-type="string">
            <text:p/>
            <text:p>Master of Science (MSc) in CSE  MIS</text:p>
            <text:p/>
          </table:table-cell>
          <table:table-cell office:value-type="string" calcext:value-type="string">
            <text:p><text:s/></text:p>
          </table:table-cell>
          <table:table-cell office:value-type="string" calcext:value-type="string">
            <text:p/>
            <text:p>Â Negotiable</text:p>
            <text:p>                                                                    </text:p>
          </table:table-cell>
          <table:table-cell/>
          <table:table-cell office:value-type="string" calcext:value-type="string">
            <text:p/>
            <text:p>Â Oct 9, 2019</text:p>
            <text:p>                                                                        </text:p>
          </table:table-cell>
          <table:table-cell office:value-type="string" calcext:value-type="string">
            <text:p/>
            <text:p>Â Nov 8, 2019</text:p>
            <text:p>                                                                        </text:p>
          </table:table-cell>
          <table:table-cell table:number-columns-repeated="1008"/>
        </table:table-row>
        <table:table-row table:style-name="ro11">
          <table:table-cell office:value-type="string" calcext:value-type="string">
            <text:p>Sr. Programmer / Programmer (Oracle)</text:p>
          </table:table-cell>
          <table:table-cell office:value-type="string" calcext:value-type="string">
            <text:p>ATI Limited </text:p>
          </table:table-cell>
          <table:table-cell office:value-type="string" calcext:value-type="string">
            <text:p/>
            <text:p>                                                                05</text:p>
            <text:p>                                                                </text:p>
          </table:table-cell>
          <table:table-cell office:value-type="string" calcext:value-type="string">
            <text:p/>
            <text:p>Must have in-depth knowledge of Oracle developer suits (Forms &amp; Reports) and latest framework &amp; development tools.</text:p>
            <text:p>Capable to Analyze, fully understand project requirements to formulate and implement programmatic solutions that efficiently and effectively address said requirements.</text:p>
            <text:p>Will have to work in a team and carry out software design, development, enhancement and implementation activities as per the supervision and direction of Team Leader.</text:p>
            <text:p>Extensive knowledge of complex Structured Query Language (SQL) and strong background in any RDBMS database like Oracle, MySQL, PostgreSQL etc.</text:p>
            <text:p>Clear Knowledge about Object-oriented analysis and design (OOAD), Agile-SCRUM methodologies &amp; N-Tier architecture.</text:p>
            <text:p>Should be able to analyze existing coding for re-engineering.</text:p>
            <text:p>Build reusable code and libraries for future use.</text:p>
            <text:p/>
          </table:table-cell>
          <table:table-cell office:value-type="string" calcext:value-type="string">
            <text:p/>
            <text:p>ATI Limited, being a leading Software Development Company over the last 21 years providing the most comprehensive application suite to empower organizations to increase business performance at all levels to maximize industry mandated compliance and corporate governance programs.  </text:p>
            <text:p>The Company is looking to recruit number of Mid-level Application Developer having experience in Oracle platform. The applicant should have strong experience in application programming, understanding complex data models, and fine-tuning for the performance. Candidates having adequate domain knowledge and experience in Healthcare Industry would be strongly preferred.</text:p>
            <text:p/>
          </table:table-cell>
          <table:table-cell office:value-type="string" calcext:value-type="string">
            <text:p/>
            <text:p>                                                                Full-time</text:p>
            <text:p>                                                            </text:p>
          </table:table-cell>
          <table:table-cell office:value-type="string" calcext:value-type="string">
            <text:p/>
            <text:p>Â At least 3 year(s)</text:p>
            <text:p>                                                                    </text:p>
          </table:table-cell>
          <table:table-cell/>
          <table:table-cell office:value-type="string" calcext:value-type="string">
            <text:p/>
            <text:p>Â Age 25 to 32 years</text:p>
            <text:p>                                                                    </text:p>
          </table:table-cell>
          <table:table-cell office:value-type="string" calcext:value-type="string">
            <text:p/>
            <text:p>Â Anywhere in Bangladesh</text:p>
            <text:p>                                                                    </text:p>
          </table:table-cell>
          <table:table-cell office:value-type="string" calcext:value-type="string">
            <text:p/>
            <text:p>Master of Science (MSc) in CSE</text:p>
            <text:p>Skills Required: Oracle Application Server, ORACLE EBS, Oracle Forms</text:p>
            <text:p/>
          </table:table-cell>
          <table:table-cell office:value-type="string" calcext:value-type="string">
            <text:p><text:s/></text:p>
          </table:table-cell>
          <table:table-cell office:value-type="string" calcext:value-type="string">
            <text:p/>
            <text:p>Â Negotiable</text:p>
            <text:p>                                                                    </text:p>
          </table:table-cell>
          <table:table-cell/>
          <table:table-cell office:value-type="string" calcext:value-type="string">
            <text:p/>
            <text:p>Â Oct 10, 2019</text:p>
            <text:p>                                                                        </text:p>
          </table:table-cell>
          <table:table-cell office:value-type="string" calcext:value-type="string">
            <text:p/>
            <text:p>Â Nov 8, 2019</text:p>
            <text:p>                                                                        </text:p>
          </table:table-cell>
          <table:table-cell table:number-columns-repeated="1008"/>
        </table:table-row>
        <table:table-row table:style-name="ro12">
          <table:table-cell office:value-type="string" calcext:value-type="string">
            <text:p>Python/ Odoo Developer</text:p>
          </table:table-cell>
          <table:table-cell office:value-type="string" calcext:value-type="string">
            <text:p>Genweb2 Limited </text:p>
          </table:table-cell>
          <table:table-cell office:value-type="string" calcext:value-type="string">
            <text:p/>
            <text:p>                                                                03</text:p>
            <text:p>                                                                </text:p>
          </table:table-cell>
          <table:table-cell office:value-type="string" calcext:value-type="string">
            <text:p/>
            <text:p>Writing reusable, testable, and efficient code</text:p>
            <text:p>Design and implementation of low-latency, high-availability, and performing applications</text:p>
            <text:p>Integration of user-facing elements developed by front-end developers with server side logic</text:p>
            <text:p>Implementation of security and data protection</text:p>
            <text:p>Candidate will be responsible for developing and supporting enhancements to Odoo</text:p>
            <text:p/>
          </table:table-cell>
          <table:table-cell office:value-type="string" calcext:value-type="string">
            <text:p/>
            <text:p>                                                            We are looking for Odoo Developer using Python who is passionate about building highly effective and optimized python application for the back end. One of our major requirements is that an individual should not only love building interesting stuff but should also be keen to learn and think out of the box about strong logic, programming &amp; different technical problems occurring during the overall growth process.</text:p>
            <text:p>                                                        </text:p>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 Division</text:p>
            <text:p>                                                                    </text:p>
          </table:table-cell>
          <table:table-cell office:value-type="string" calcext:value-type="string">
            <text:p/>
            <text:p>B.Sc or M.Sc in Computer Science/ Engineering or equivalent.</text:p>
            <text:p/>
          </table:table-cell>
          <table:table-cell office:value-type="string" calcext:value-type="string">
            <text:p><text:s/></text:p>
          </table:table-cell>
          <table:table-cell office:value-type="string" calcext:value-type="string">
            <text:p/>
            <text:p>Â Negotiable</text:p>
            <text:p>                                                                    </text:p>
          </table:table-cell>
          <table:table-cell office:value-type="string" calcext:value-type="string">
            <text:p/>
            <text:p>Festival Bonus: 2Annual increment.</text:p>
            <text:p>Two festival bonus.</text:p>
            <text:p>Lunch and snacks facility.</text:p>
            <text:p>Indoor games.</text:p>
            <text:p>Learning Opportunities</text:p>
            <text:p>Opportunity to work with foreign clients and cutting edge technology.</text:p>
            <text:p>Very good and friendly working environment.</text:p>
            <text:p/>
          </table:table-cell>
          <table:table-cell office:value-type="string" calcext:value-type="string">
            <text:p/>
            <text:p>Â Oct 9, 2019</text:p>
            <text:p>                                                                        </text:p>
          </table:table-cell>
          <table:table-cell office:value-type="string" calcext:value-type="string">
            <text:p/>
            <text:p>Â Nov 8, 2019</text:p>
            <text:p>                                                                        </text:p>
          </table:table-cell>
          <table:table-cell table:number-columns-repeated="1008"/>
        </table:table-row>
        <table:table-row table:style-name="ro13">
          <table:table-cell office:value-type="string" calcext:value-type="string">
            <text:p>Technical Trainer</text:p>
          </table:table-cell>
          <table:table-cell office:value-type="string" calcext:value-type="string">
            <text:p>New Horizons Computer Learning Center </text:p>
          </table:table-cell>
          <table:table-cell office:value-type="string" calcext:value-type="string">
            <text:p/>
            <text:p>                                                                Not specific</text:p>
            <text:p>                                                                </text:p>
          </table:table-cell>
          <table:table-cell office:value-type="string" calcext:value-type="string">
            <text:p/>
            <text:p>Conducting CompTIA Classes</text:p>
            <text:p>Conducting CCNA Classe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most 2 year(s)</text:p>
            <text:p>                                                                    </text:p>
          </table:table-cell>
          <table:table-cell office:value-type="string" calcext:value-type="string">
            <text:p/>
            <text:p>Â Both males and females are allowed to apply</text:p>
            <text:p>                                                                    </text:p>
          </table:table-cell>
          <table:table-cell/>
          <table:table-cell office:value-type="string" calcext:value-type="string">
            <text:p/>
            <text:p>Â Anywhere in Bangladesh</text:p>
            <text:p>                                                                    </text:p>
          </table:table-cell>
          <table:table-cell office:value-type="string" calcext:value-type="string">
            <text:p/>
            <text:p>Bachelor degree in any disciplineVendor Certification on CompTIA </text:p>
            <text:p>Vendor Certification on CCNA</text:p>
            <text:p>Skills Required: ccna, CompTIA, Hardware &amp; Networking, Hardware and Software Troubleshooting, Industrial and Teaching , IT Support Service and Network engineering.</text:p>
            <text:p/>
          </table:table-cell>
          <table:table-cell office:value-type="string" calcext:value-type="string">
            <text:p><text:s/></text:p>
          </table:table-cell>
          <table:table-cell office:value-type="string" calcext:value-type="string">
            <text:p/>
            <text:p>Â Negotiable</text:p>
            <text:p>                                                                    </text:p>
          </table:table-cell>
          <table:table-cell/>
          <table:table-cell office:value-type="string" calcext:value-type="string">
            <text:p/>
            <text:p>Â Oct 9, 2019</text:p>
            <text:p>                                                                        </text:p>
          </table:table-cell>
          <table:table-cell office:value-type="string" calcext:value-type="string">
            <text:p/>
            <text:p>Â Nov 6, 2019</text:p>
            <text:p>                                                                        </text:p>
          </table:table-cell>
          <table:table-cell table:number-columns-repeated="1008"/>
        </table:table-row>
        <table:table-row table:style-name="ro13">
          <table:table-cell office:value-type="string" calcext:value-type="string">
            <text:p>Junior Executive - IT</text:p>
          </table:table-cell>
          <table:table-cell office:value-type="string" calcext:value-type="string">
            <text:p>Sundarban Courier Service (Pvt.) Ltd </text:p>
          </table:table-cell>
          <table:table-cell office:value-type="string" calcext:value-type="string">
            <text:p/>
            <text:p>                                                                6</text:p>
            <text:p>                                                                </text:p>
          </table:table-cell>
          <table:table-cell office:value-type="string" calcext:value-type="string">
            <text:p/>
            <text:p>Candidate must have good knowledge in IT</text:p>
            <text:p>Installing, configuring and troubleshooting computer hardware, software, networks, printers, UPS, scanners and projectors.</text:p>
            <text:p>Regular Scheduled Maintenance of Computer, Printer, Network Equipment and Power Backups.</text:p>
            <text:p>Providing technical support on-site or via phone or email or remote tools.</text:p>
            <text:p>Monitoring and Managing ISP connections and Troubleshooting.</text:p>
            <text:p>Monitoring and maintaining network security.</text:p>
            <text:p>CCTV installation and maintaining.</text:p>
            <text:p>Training, Coordination and management of the entire company software functions.</text:p>
            <text:p>Provide on-demand Day to Day Support to the End User and Head Offices.</text:p>
            <text:p>Ability to Switching &amp; Routing configuration (Computer Network &amp; System).</text:p>
            <text:p>Undertake additional tasks and responsibilities deemed necessary by the Department Head.</text:p>
            <text:p>Any other responsibilities as assigned by the management.</text:p>
            <text:p>Maintaining Windows Server experience will be preferred.</text:p>
            <text:p>Configure and install Router, Firewall, Load Balancing, Port forwarding, Bandwidth management and System management task automation using Shell script will be preferred.</text:p>
            <text:p>Configure DNS, DHCP, Proxy, VPN, Web Servers etc. will be preferred.</text:p>
            <text:p/>
          </table:table-cell>
          <table:table-cell office:value-type="string" calcext:value-type="string">
            <text:p/>
            <text:p>                                                            Location: Chittagong, Sylhet, Bogura, Rangpur, Mymensingh, Khulna and any where in Bangladesh as per requirements.</text:p>
            <text:p>                                                        </text:p>
          </table:table-cell>
          <table:table-cell office:value-type="string" calcext:value-type="string">
            <text:p/>
            <text:p>                                                                Full-time</text:p>
            <text:p>                                                            </text:p>
          </table:table-cell>
          <table:table-cell office:value-type="string" calcext:value-type="string">
            <text:p/>
            <text:p>Â 1 to 3 year(s)</text:p>
            <text:p>                                                                    </text:p>
          </table:table-cell>
          <table:table-cell office:value-type="string" calcext:value-type="string">
            <text:p/>
            <text:p>Â Only males are allowed to apply</text:p>
            <text:p>                                                                    </text:p>
          </table:table-cell>
          <table:table-cell office:value-type="string" calcext:value-type="string">
            <text:p/>
            <text:p>Â Age 22 to 30 years</text:p>
            <text:p>                                                                    </text:p>
          </table:table-cell>
          <table:table-cell office:value-type="string" calcext:value-type="string">
            <text:p/>
            <text:p>Â Anywhere in Bangladesh</text:p>
            <text:p>                                                                    </text:p>
          </table:table-cell>
          <table:table-cell office:value-type="string" calcext:value-type="string">
            <text:p/>
            <text:p>Diploma in Computer in CSE, Bachelor of Science (BSc) in CSE</text:p>
            <text:p/>
          </table:table-cell>
          <table:table-cell office:value-type="string" calcext:value-type="string">
            <text:p><text:s/></text:p>
          </table:table-cell>
          <table:table-cell table:number-columns-repeated="2"/>
          <table:table-cell office:value-type="string" calcext:value-type="string">
            <text:p/>
            <text:p>Â Oct 9, 2019</text:p>
            <text:p>                                                                        </text:p>
          </table:table-cell>
          <table:table-cell office:value-type="string" calcext:value-type="string">
            <text:p/>
            <text:p>Â Nov 6, 2019</text:p>
            <text:p>                                                                        </text:p>
          </table:table-cell>
          <table:table-cell table:number-columns-repeated="100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3">00/00/0000</text:date>, <text:time style:data-style-name="N2" text:time-value="00:37:31.0381331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03T00:44:21.074252866</dc:date>
    <meta:editing-duration>PT12M16S</meta:editing-duration>
    <meta:editing-cycles>5</meta:editing-cycles>
    <meta:generator>LibreOffice/6.2.7.1$Linux_X86_64 LibreOffice_project/20$Build-1</meta:generator>
    <meta:document-statistic meta:table-count="1" meta:cell-count="288" meta:object-count="0"/>
  </office:meta>
</office:document-meta>
</file>